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7]; &quot;Yes&quot;)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7])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564102564102564" calcext:value-type="percentage">
            <text:p>56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70" calcext:value-type="float">
            <text:p>7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50" calcext:value-type="float">
            <text:p>5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GetReques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tReques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eleteRequest – Client Library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4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utRequest – Client Library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4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8" calcext:value-type="date">
            <text:p>18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4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7" calcext:value-type="date">
            <text:p>17/09/14</text:p>
          </table:table-cell>
          <table:table-cell table:number-columns-repeated="4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9:23:07.86715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09-20T21:21:16.371320153</dc:date>
    <meta:editing-duration>PT3H9M11S</meta:editing-duration>
    <meta:editing-cycles>10</meta:editing-cycles>
    <meta:generator>LibreOffice/4.2.6.2$Linux_X86_64 LibreOffice_project/420$Build-2</meta:generator>
    <meta:document-statistic meta:table-count="3" meta:cell-count="569" meta:object-count="0"/>
  </office:meta>
</office:document-meta>
</file>